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7">
      <text:list-level-style-bullet text:level="1" text:style-name="WW_CharLFO7LVL1" text:bullet-char="">
        <style:list-level-properties/>
        <style:text-properties style:font-name="Star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">
        <style:list-level-properties/>
        <style:text-properties style:font-name="Star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widows="0" fo:orphans="0" fo:break-before="page" fo:text-align="center" fo:margin-right="-0.125in"/>
    </style:style>
    <style:style style:name="T2" style:parent-style-name="DefaultParagraphFont" style:family="text">
      <style:text-properties style:font-name-complex="Calibri" fo:font-weight="bold" style:font-weight-asian="bold" style:font-weight-complex="bold" fo:color="#663333" fo:font-size="18pt" style:font-size-asian="18pt" style:font-size-complex="18pt"/>
    </style:style>
    <style:style style:name="T3" style:parent-style-name="DefaultParagraphFont" style:family="text">
      <style:text-properties style:font-name-complex="Calibri" fo:font-weight="bold" style:font-weight-asian="bold" style:font-weight-complex="bold" fo:color="#663333" fo:font-size="18pt" style:font-size-asian="18pt" style:font-size-complex="18pt"/>
    </style:style>
    <style:style style:name="T4" style:parent-style-name="DefaultParagraphFont" style:family="text">
      <style:text-properties style:font-name-complex="Calibri" fo:font-weight="bold" style:font-weight-asian="bold" style:font-weight-complex="bold" fo:color="#663333" fo:font-size="18pt" style:font-size-asian="18pt" style:font-size-complex="18pt"/>
    </style:style>
    <style:style style:name="T5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6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7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8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9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0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1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12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13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4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5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16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P17" style:parent-style-name="Standard" style:family="paragraph">
      <style:paragraph-properties fo:widows="0" fo:orphans="0" fo:text-align="center" fo:line-height="100%"/>
    </style:style>
    <style:style style:name="T18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widows="0" fo:orphans="0" fo:text-align="center" fo:line-height="100%" fo:margin-left="0.4583in" fo:margin-right="0.552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P20" style:parent-style-name="Standard" style:family="paragraph">
      <style:paragraph-properties fo:widows="0" fo:orphans="0" fo:text-align="center" fo:line-height="100%"/>
      <style:text-properties style:font-name-complex="Calibri" fo:font-weight="bold" style:font-weight-asian="bold" style:font-weight-complex="bold" fo:color="#66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widows="0" fo:orphans="0" fo:line-height="100%"/>
    </style:style>
    <style:style style:name="T22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23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24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25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26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27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28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29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30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31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32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33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34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35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name="T36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37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38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39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40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41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42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43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44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45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46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47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48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49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50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51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52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53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54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55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56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57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58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59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60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61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62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63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64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65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66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67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68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69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70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71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72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73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74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75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76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T77" style:parent-style-name="DefaultParagraphFont" style:family="text">
      <style:text-properties style:font-name-complex="Calibri" style:font-weight-complex="bold" fo:color="#663333" fo:font-size="10pt" style:font-size-asian="10pt" style:font-size-complex="10pt"/>
    </style:style>
    <style:style style:name="P78" style:parent-style-name="Standard" style:family="paragraph">
      <style:paragraph-properties fo:widows="0" fo:orphans="0" fo:text-align="center" fo:line-height="100%"/>
    </style:style>
    <style:style style:name="T79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fo:color="#663333"/>
    </style:style>
    <style:style style:name="T82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83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84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85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86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87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88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89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90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91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P92" style:parent-style-name="ListParagraph" style:family="paragraph">
      <style:paragraph-properties fo:widows="0" fo:orphans="0" fo:text-align="center" fo:line-height="100%"/>
    </style:style>
    <style:style style:name="T93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94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95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96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97" style:parent-style-name="DefaultParagraphFont" style:family="text">
      <style:text-properties style:font-name-complex="Calibri" fo:font-size="10pt" style:font-size-asian="10pt" style:font-size-complex="10pt"/>
    </style:style>
    <style:style style:name="P98" style:parent-style-name="ListParagraph" style:family="paragraph">
      <style:paragraph-properties fo:widows="0" fo:orphans="0" fo:text-align="center" fo:line-height="100%" fo:margin-left="0in">
        <style:tab-stops/>
      </style:paragraph-properties>
      <style:text-properties style:font-name-complex="Calibri" fo:font-weight="bold" style:font-weight-asian="bold" fo:color="#66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99" style:parent-style-name="ListParagraph" style:family="paragraph">
      <style:paragraph-properties fo:widows="0" fo:orphans="0" fo:text-align="center" fo:line-height="100%" fo:margin-left="0in">
        <style:tab-stops/>
      </style:paragraph-properties>
    </style:style>
    <style:style style:name="T100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P101" style:parent-style-name="ListParagraph" style:family="paragraph">
      <style:paragraph-properties fo:widows="0" fo:orphans="0" fo:text-align="center" fo:line-height="100%" fo:margin-left="0in">
        <style:tab-stops/>
      </style:paragraph-properties>
    </style:style>
    <style:style style:name="T102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103" style:parent-style-name="DefaultParagraphFont" style:family="text">
      <style:text-properties fo:color="#663333" fo:font-size="10pt" style:font-size-asian="10pt" style:font-size-complex="10pt"/>
    </style:style>
    <style:style style:name="T104" style:parent-style-name="DefaultParagraphFont" style:family="text">
      <style:text-properties fo:color="#663333"/>
    </style:style>
    <style:style style:name="T105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P106" style:parent-style-name="ListParagraph" style:family="paragraph">
      <style:paragraph-properties fo:widows="0" fo:orphans="0" fo:text-align="center" fo:line-height="100%" fo:margin-right="0.4895in"/>
      <style:text-properties style:font-name-complex="Calibri" fo:color="#663333" fo:font-size="10pt" style:font-size-asian="10pt" style:font-size-complex="10pt"/>
    </style:style>
    <style:style style:name="P107" style:parent-style-name="ListParagraph" style:family="paragraph">
      <style:paragraph-properties fo:widows="0" fo:orphans="0" fo:text-align="center" fo:line-height="100%" fo:margin-right="0.4895in"/>
      <style:text-properties style:font-name-complex="Calibri" fo:font-weight="bold" style:font-weight-asian="bold" fo:color="#66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09" style:family="table-column">
      <style:table-column-properties style:column-width="2.0291in"/>
    </style:style>
    <style:style style:name="TableColumn110" style:family="table-column">
      <style:table-column-properties style:column-width="2.0583in"/>
    </style:style>
    <style:style style:name="TableColumn111" style:family="table-column">
      <style:table-column-properties style:column-width="2.0104in"/>
    </style:style>
    <style:style style:name="TableColumn112" style:family="table-column">
      <style:table-column-properties style:column-width="2.052in"/>
    </style:style>
    <style:style style:name="Table108" style:family="table">
      <style:table-properties style:width="8.15in" fo:margin-left="0.5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ListParagraph" style:family="paragraph">
      <style:paragraph-properties fo:widows="0" fo:orphans="0" fo:text-align="center" fo:margin-bottom="0in" fo:line-height="100%" fo:margin-left="0in" fo:margin-right="0.4895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ListParagraph" style:family="paragraph">
      <style:paragraph-properties fo:widows="0" fo:orphans="0" fo:text-align="center" fo:margin-bottom="0in" fo:line-height="100%" fo:margin-left="0in" fo:margin-right="0.4895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ListParagraph" style:family="paragraph">
      <style:paragraph-properties fo:widows="0" fo:orphans="0" fo:text-align="center" fo:margin-bottom="0in" fo:line-height="100%" fo:margin-left="0in" fo:margin-right="0.4895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ListParagraph" style:family="paragraph">
      <style:paragraph-properties fo:widows="0" fo:orphans="0" fo:text-align="center" fo:margin-bottom="0in" fo:line-height="100%" fo:margin-left="0in" fo:margin-right="0.4895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ListParagraph" style:family="paragraph">
      <style:paragraph-properties fo:widows="0" fo:orphans="0" fo:text-align="center" fo:margin-bottom="0in" fo:line-height="100%" fo:margin-left="0in" fo:margin-right="0.4895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ListParagraph" style:family="paragraph">
      <style:paragraph-properties fo:widows="0" fo:orphans="0" fo:text-align="center" fo:margin-bottom="0in" fo:line-height="100%" fo:margin-left="0in" fo:margin-right="0.4895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ListParagraph" style:family="paragraph">
      <style:paragraph-properties fo:widows="0" fo:orphans="0" fo:text-align="center" fo:margin-bottom="0in" fo:line-height="100%" fo:margin-left="0in" fo:margin-right="0.4895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ListParagraph" style:family="paragraph">
      <style:paragraph-properties fo:widows="0" fo:orphans="0" fo:text-align="center" fo:margin-bottom="0in" fo:line-height="100%" fo:margin-left="0in" fo:margin-right="0.4895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ListParagraph" style:family="paragraph">
      <style:paragraph-properties fo:widows="0" fo:orphans="0" fo:text-align="center" fo:margin-bottom="0in" fo:line-height="100%" fo:margin-left="0in" fo:margin-right="0.4895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ListParagraph" style:family="paragraph">
      <style:paragraph-properties fo:widows="0" fo:orphans="0" fo:text-align="center" fo:margin-bottom="0in" fo:line-height="100%" fo:margin-left="0in" fo:margin-right="0.4895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ListParagraph" style:family="paragraph">
      <style:paragraph-properties fo:widows="0" fo:orphans="0" fo:text-align="center" fo:margin-bottom="0in" fo:line-height="100%" fo:margin-left="0in" fo:margin-right="0.4895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ListParagraph" style:family="paragraph">
      <style:paragraph-properties fo:widows="0" fo:orphans="0" fo:text-align="center" fo:margin-bottom="0in" fo:line-height="100%" fo:margin-left="0in" fo:margin-right="0.4895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P140" style:parent-style-name="ListParagraph" style:family="paragraph">
      <style:paragraph-properties fo:widows="0" fo:orphans="0" fo:text-align="center" fo:line-height="100%" fo:margin-right="0.4895in"/>
      <style:text-properties style:font-name-complex="Calibri" fo:color="#663333" fo:font-size="10pt" style:font-size-asian="10pt" style:font-size-complex="10pt"/>
    </style:style>
    <style:style style:name="P141" style:parent-style-name="ListParagraph" style:family="paragraph">
      <style:paragraph-properties fo:widows="0" fo:orphans="0" fo:text-align="center" fo:line-height="100%"/>
    </style:style>
    <style:style style:name="T142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43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 style:text-underline-type="single" style:text-underline-style="solid" style:text-underline-width="auto" style:text-underline-mode="continuous"/>
    </style:style>
    <style:style style:name="T145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146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47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148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49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50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151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52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153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54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155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56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157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158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59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160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61" style:parent-style-name="DefaultParagraphFont" style:family="text">
      <style:text-properties style:font-name-complex="Calibri" fo:font-weight="bold" style:font-weight-asian="bold" fo:color="#663333" fo:font-size="10pt" style:font-size-asian="10pt" style:font-size-complex="10pt"/>
    </style:style>
    <style:style style:name="T162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63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64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65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 style:text-underline-type="single" style:text-underline-style="solid" style:text-underline-width="auto" style:text-underline-mode="continuous"/>
    </style:style>
    <style:style style:name="P166" style:parent-style-name="Standard" style:family="paragraph">
      <style:paragraph-properties fo:widows="0" fo:orphans="0" fo:line-height="100%" fo:margin-left="0.5104in">
        <style:tab-stops/>
      </style:paragraph-properties>
      <style:text-properties style:font-name-complex="Calibri" fo:color="#663333" fo:font-size="10pt" style:font-size-asian="10pt" style:font-size-complex="10pt"/>
    </style:style>
    <style:style style:name="P167" style:parent-style-name="Standard" style:list-style-name="LFO10" style:family="paragraph">
      <style:paragraph-properties fo:widows="0" fo:orphans="0" fo:text-align="center" fo:line-height="100%"/>
    </style:style>
    <style:style style:name="T168" style:parent-style-name="DefaultParagraphFont" style:family="text">
      <style:text-properties style:font-name-complex="Calibri" fo:color="#663333" fo:font-size="10pt" style:font-size-asian="10pt" style:font-size-complex="10pt"/>
    </style:style>
    <style:style style:name="T169" style:parent-style-name="DefaultParagraphFont" style:family="text">
      <style:text-properties style:font-name-complex="Calibri" fo:font-weight="bold" style:font-weight-asian="bold" style:font-weight-complex="bold" fo:color="#663333" fo:font-size="10pt" style:font-size-asian="10pt" style:font-size-complex="10pt"/>
    </style:style>
    <style:style style:family="graphic" style:name="a0">
      <style:graphic-properties fo:min-width="0in" fo:min-height="7.97431in" fo:wrap-option="wrap" fo:padding-top="0in" fo:padding-bottom="0in" fo:padding-left="0in" fo:padding-right="0in" draw:textarea-vertical-align="middle" style:wrap="run-through" style:run-through="foreground" style:writing-mode="lr-tb" draw:fill="none" draw:stroke="solid" svg:stroke-width="0.01389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>
      <style:graphic-properties fo:min-width="0.01736in" fo:min-height="7.78958in" fo:wrap-option="no-wrap" fo:padding-top="0in" fo:padding-bottom="0in" fo:padding-left="0in" fo:padding-right="0in" draw:textarea-vertical-align="middle" style:wrap="run-through" style:run-through="foreground" style:writing-mode="lr-tb" draw:fill="none" draw:stroke="solid" svg:stroke-width="0.01389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>
      <style:graphic-properties fo:min-width="0.00417in" fo:min-height="7.79167in" fo:wrap-option="no-wrap" fo:padding-top="0in" fo:padding-bottom="0in" fo:padding-left="0in" fo:padding-right="0in" draw:textarea-vertical-align="middle" style:wrap="run-through" style:run-through="foreground" style:writing-mode="lr-tb" draw:fill="none" draw:stroke="solid" svg:stroke-width="0.01389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><draw:custom-shape svg:x="0.29792in" svg:y="0.93472in" svg:width="7.97431in" svg:height="0in" draw:z-index="251656704" draw:id="id0" draw:style-name="a0" draw:name="Line 3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T2"><text:line-break/></text:span><text:span text:style-name="T3">Erik Hoffman</text:span><text:span text:style-name="T4"><text:line-break/></text:span><text:span text:style-name="T5">Address:</text:span><text:span text:style-name="T6"><text:s/></text:span><text:span text:style-name="T7">12 Knevitt Pl.</text:span><text:span text:style-name="T8"><text:s/></text:span><text:span text:style-name="T9">Guelph, Ontario, N1G2S7</text:span><text:span text:style-name="T10"><text:tab/><text:s text:c="14"/></text:span><text:span text:style-name="T11">Home</text:span><text:span text:style-name="T12"><text:s/>Phone#</text:span><text:span text:style-name="T13">: 1-289-383-4992</text:span><text:span text:style-name="T14"><text:tab/><text:s text:c="14"/></text:span><text:span text:style-name="T15">Email</text:span><text:span text:style-name="T16">: erik_hoffman@outlook.com</text:span></text:p>
      <text:p text:style-name="P17"><text:span text:style-name="T18">Work Objective:</text:span></text:p>
      <text:p text:style-name="P19">My work objective is to find a position that allows me to use my strong background in computer science and software engineering skills to work on innovative technologies and advancements. In combination with these credentials I would apply my well developed team working abilities gleaned from both my work experience and software development lifecycles. I believe that both of these areas go hand-in-hand in creating successful projects.</text:p>
      <text:p text:style-name="P20">Education:</text:p>
      <text:p text:style-name="P21"><text:span text:style-name="T22"><text:s text:c="11"/></text:span><text:span text:style-name="T23"><text:tab/></text:span><text:span text:style-name="T24">University of Guelph: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Bradford District High School:</text:span><text:span text:style-name="T35"><text:line-break/></text:span><text:span text:style-name="T36"><text:s text:c="11"/></text:span><text:span text:style-name="T37"><text:tab/></text:span><text:span text:style-name="T38">Bachelor of Computer Science Honours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s text:c="12"/></text:span><text:span text:style-name="T48">80+ average all 4 years</text:span><text:span text:style-name="T49"><text:line-break/><text:s text:c="11"/></text:span><text:span text:style-name="T50"><text:tab/></text:span><text:span text:style-name="T51">Mathematics Minor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text:s text:c="16"/></text:span><text:span text:style-name="T61">Graduated as Ontario Scholar</text:span><text:span text:style-name="T62"><text:line-break/><text:s text:c="11"/></text:span><text:span text:style-name="T63"><text:s text:c="5"/></text:span><text:span text:style-name="T64">Fall 2012 - Fall 2016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</text:span><text:span text:style-name="T76"><text:s text:c="4"/></text:span><text:span text:style-name="T77">Graduated in 2011</text:span></text:p>
      <text:p text:style-name="P78"><text:span text:style-name="T79">Work Experience:</text:span><text:span text:style-name="T80"><text:line-break/></text:span><text:span text:style-name="T81"><text:line-break/></text:span><text:span text:style-name="T82">Power Washing:<text:s/></text:span><text:span text:style-name="T83">June 2013-Present</text:span><text:span text:style-name="T84"><text:line-break/></text:span><text:span text:style-name="T85"><text:tab/></text:span><text:span text:style-name="T86">Waterworks Powe</text:span><text:span text:style-name="T87">rwashing Solutions, Guelph, Ontario</text:span><text:span text:style-name="T88"><text:line-break/></text:span><text:span text:style-name="T89">June 2013-Present</text:span><text:span text:style-name="T90"><text:line-break/></text:span><text:span text:style-name="T91">Phone: 1-519-803-8144</text:span></text:p>
      <text:p text:style-name="P92"><draw:custom-shape svg:x="0.39931in" svg:y="0.45069in" svg:width="7.78958in" svg:height="0.01736in" draw:z-index="251658752" draw:id="id1" draw:style-name="a1" draw:name="Line 4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T93">-</text:span><text:span text:style-name="T94">Train new employees to meld them into a safe, efficient and enjoyable workplace environment</text:span><text:line-break/>-<text:span text:style-name="T95">Maintain safety measures around dangerous equipment (power washer, gas and<text:s/></text:span><text:span text:style-name="T96">chemicals)</text:span><text:span text:style-name="T97"><text:line-break/></text:span></text:p>
      <text:p text:style-name="P98">University of Guelph<text:s/>Projects and Courses:</text:p>
      <text:p text:style-name="P99"><text:span text:style-name="T100">Software Development Projects:</text:span></text:p>
      <text:p text:style-name="P101"><text:span text:style-name="T102">Truform Workout App<text:s/></text:span><text:span text:style-name="T103">please see</text:span><text:span text:style-name="T104">:<text:s/></text:span><text:a xlink:href="https://bitbucket.org/benbaird/truform" office:target-frame-name="_top" xlink:show="replace"><text:span text:style-name="T105">https://bitbucket.org/benbaird/truform</text:span></text:a></text:p>
      <text:p text:style-name="P106">Myself and three of my peers wished to go<text:s/>out of the scope of the project set by our professor and work with gesture recognition technology via a smartphone app. My work in Truform revolved around the algorithm development, data handling and parts of the UI. The code I developed was responsible for analyzing the data measured by gyroscope and accelerometer in order to display to a user if their workout form was correct, average or poor. Our group set ourselves a respectable goal and achieved everything we wanted to accomplish.</text:p>
      <text:p text:style-name="P107">Notable CIS Courses Completed</text:p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Data Structures</text:p>
          </table:table-cell>
          <table:table-cell table:style-name="TableCell116">
            <text:p text:style-name="P117">Networking and Web Dev</text:p>
          </table:table-cell>
          <table:table-cell table:style-name="TableCell118">
            <text:p text:style-name="P119">Operating Systems</text:p>
          </table:table-cell>
          <table:table-cell table:style-name="TableCell120">
            <text:p text:style-name="P121">Discrete Mathematics</text:p>
          </table:table-cell>
        </table:table-row>
        <table:table-row table:style-name="TableRow122">
          <table:table-cell table:style-name="TableCell123">
            <text:p text:style-name="P124">Combinatorics and Graph Theory</text:p>
          </table:table-cell>
          <table:table-cell table:style-name="TableCell125">
            <text:p text:style-name="P126">Algorithms</text:p>
          </table:table-cell>
          <table:table-cell table:style-name="TableCell127">
            <text:p text:style-name="P128">Security (RSA and prime mathmetics)</text:p>
          </table:table-cell>
          <table:table-cell table:style-name="TableCell129">
            <text:p text:style-name="P130">Microprocessors and Assembly</text:p>
          </table:table-cell>
        </table:table-row>
        <table:table-row table:style-name="TableRow131">
          <table:table-cell table:style-name="TableCell132">
            <text:p text:style-name="P133">Theory of Computation</text:p>
          </table:table-cell>
          <table:table-cell table:style-name="TableCell134">
            <text:p text:style-name="P135">Databases (SQL, Table/Structures, Design Fundamentals</text:p>
          </table:table-cell>
          <table:table-cell table:style-name="TableCell136">
            <text:p text:style-name="P137">Artificial Intelligence</text:p>
          </table:table-cell>
          <table:table-cell table:style-name="TableCell138">
            <text:p text:style-name="P139">File Storage Structures and Data Retrieval</text:p>
          </table:table-cell>
        </table:table-row>
      </table:table>
      <text:p text:style-name="P140"/>
      <text:p text:style-name="P141"><text:span text:style-name="T142">Programming Languages<text:s/></text:span><text:span text:style-name="T143">Used</text:span><text:span text:style-name="T144"><text:line-break/></text:span><text:span text:style-name="T145">C</text:span><text:span text:style-name="T146"><text:s/>(proficient),<text:s/></text:span><text:span text:style-name="T147">C++</text:span><text:span text:style-name="T148">(</text:span><text:span text:style-name="T149">intermediate),<text:s/></text:span><text:span text:style-name="T150">Java</text:span><text:span text:style-name="T151"><text:s/>(intermediate),<text:s/></text:span><text:span text:style-name="T152">Python</text:span><text:span text:style-name="T153"><text:s/>(intermediate/proficient),<text:s/></text:span><text:span text:style-name="T154">Ruby</text:span><text:span text:style-name="T155"><text:s/>(basic</text:span><text:span text:style-name="T156">),<text:s/></text:span><text:span text:style-name="T157">HTML/Javascript/CSS</text:span><text:span text:style-name="T158"><text:s/>(intermediate),<text:s/></text:span><text:span text:style-name="T159">Assembly</text:span><text:span text:style-name="T160"><text:s/>(intermediate),<text:s/></text:span><text:span text:style-name="T161">MySql</text:span><text:span text:style-name="T162"><text:s/>(intermediate)</text:span><text:span text:style-name="T163"><text:line-break/></text:span><text:span text:style-name="T164"><text:line-break/></text:span><text:span text:style-name="T165">Volunteer Work:</text:span></text:p>
      <text:p text:style-name="P166">Reading Buddies Program: September 2008 - June 2009 <text:s text:c="50"/><text:s text:c="30"/>Bradford Public Library <text:s text:c="2"/></text:p>
      <text:list text:style-name="LFO10" text:continue-numbering="true">
        <text:list-item>
          <text:p text:style-name="P167"><draw:custom-shape svg:x="0.17847in" svg:y="0.62153in" svg:width="7.79167in" svg:height="0.00417in" draw:z-index="251657728" draw:id="id2" draw:style-name="a2" draw:name="Line 5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T168">Assisted a child in improving their reading abilities for an entire school year</text:span><text:line-break/><text:tab/><text:tab/><text:tab/><text:tab/><text:tab/><text:tab/><text:line-break/><text:span text:style-name="T169">References Available Upon Reques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bullet text:level="1" text:bullet-char="*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StarSymbol" style:font-name-asian="OpenSymbol" style:font-name-complex="Open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">
        <style:list-level-properties/>
        <style:text-properties style:font-name="Star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7LVL1" style:family="text">
      <style:text-properties style:font-name="Star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tar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7">
      <text:list-level-style-bullet text:level="1" text:style-name="WW_CharLFO7LVL1" text:bullet-char="">
        <style:list-level-properties/>
        <style:text-properties style:font-name="Star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">
        <style:list-level-properties/>
        <style:text-properties style:font-name="Star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rik</meta:initial-creator>
    <dc:creator>Erik</dc:creator>
    <meta:creation-date>2015-10-28T20:36:00Z</meta:creation-date>
    <dc:date>2016-08-18T20:01:00Z</dc:date>
    <meta:template xlink:href="Normal.dotm" xlink:type="simple"/>
    <meta:editing-cycles>1</meta:editing-cycles>
    <meta:editing-duration>PT228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28" meta:character-count="2863" meta:row-count="20" meta:non-whitespace-character-count="2440"/>
  </office:meta>
</office:document-meta>
</file>